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draw:fit-to-size="false" style:shrink-to-fit="false"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5.95cm"/>
      <style:paragraph-properties style:writing-mode="lr-tb"/>
    </style:style>
    <style:style style:name="pr10" style:family="presentation" style:parent-style-name="Alizarin-title">
      <style:graphic-properties draw:textarea-horizontal-align="justify" draw:textarea-vertical-align="bottom" draw:auto-grow-height="true" draw:auto-grow-width="false" fo:min-height="2.5cm"/>
      <style:paragraph-properties style:writing-mode="lr-tb"/>
    </style:style>
    <style:style style:name="co1" style:family="table-column">
      <style:table-column-properties style:column-width="2.489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masan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AIQuest 課題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そもそもAIって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・artificial intelligenceの略語で、人間の知的能力をコンピ　ュータ上で実現する、様々な技術・ソフトウェア・コンピ　ュータシステムのこと（wikipedia)。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Iに予測させるってどういうこと？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　人間が行っていた集計、発注作業を機械にやらせることです。</text:p>
              </text:list-item>
              <text:list-item>
                <text:p>　釈迦に説法かもしれませんが、予測には回帰、分類等があり、今回の商品の発注量を予測するのは回帰に当たり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回帰の例、分類の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予測してみた結果</text:p>
          </draw:text-box>
        </draw:frame>
        <draw:frame draw:style-name="standard" draw:layer="layout" svg:width="12.442cm" svg:height="2.915cm" svg:x="1cm" svg:y="5.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" draw:layer="layout" svg:width="12.443cm" svg:height="6.2cm" svg:x="14.066cm" svg:y="5.5cm" presentation:class="outline" presentation:placeholder="true">
          <draw:text-box/>
        </draw:frame>
        <draw:frame presentation:style-name="pr9" draw:text-style-name="P1" draw:layer="layout" svg:width="12.443cm" svg:height="6.2cm" svg:x="14.066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5cm" svg:x="1cm" svg:y="1cm" presentation:class="title">
          <draw:text-box>
            <text:p>原因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　</text:p>
              </text:list-item>
              <text:list-item>
                <text:p><text:span text:style-name="T1"/></text:p>
              </text:list-item>
              <text:list-item>
                <text:p><text:span text:style-name="T1">　若干、お借りし</text:span><text:span text:style-name="T1">たデータが足りな</text:span><text:span text:style-name="T1">かった。私の力量</text:span><text:span text:style-name="T1">不足も大いにあり</text:span><text:span text:style-name="T1">ますが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kaggleでは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米国の機械学習コンペサイト、kaggleでは今回のケースに類似した”Predict Future sales”というお題があり、ロシアのソフト会社の33ヶ月分の売上データと、各店舗の都市名のデータで誤差はずいぶん改善されたました。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実装に向けて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ここはご注意を</text:p>
          </draw:text-box>
        </draw:frame>
        <draw:frame presentation:style-name="pr5" draw:layer="layout" svg:width="24.908cm" svg:height="13cm" svg:x="1cm" svg:y="5.5cm" presentation:class="outline" presentation:user-transformed="true">
          <draw:text-box>
            <text:list text:style-name="L3">
              <text:list-item>
                <text:p>最終的には人間が判断すべきです。自動化には限界があります。車の自動ブレーキの例にもれず、過信せず、最後はKKD（感・経験・度胸）で判断してください。業務が軽減されるのは間違いないですので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9:17:00.694762254</meta:creation-date>
    <meta:editing-duration>PT2M5S</meta:editing-duration>
    <meta:editing-cycles>4</meta:editing-cycles>
    <meta:generator>LibreOffice/6.4.6.2$Linux_X86_64 LibreOffice_project/40$Build-2</meta:generator>
    <dc:title>Alizarin</dc:title>
    <dc:date>2020-11-16T20:41:19.633166566</dc:date>
    <meta:document-statistic meta:object-count="76"/>
  </office:meta>
</office:document-meta>
</file>